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73.1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90.68mm"/>
    </style:style>
    <style:style style:name="co9" style:family="table-column">
      <style:table-column-properties fo:break-before="auto" style:column-width="117.14mm"/>
    </style:style>
    <style:style style:name="co10" style:family="table-column">
      <style:table-column-properties fo:break-before="auto" style:column-width="42.63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121.43mm"/>
    </style:style>
    <style:style style:name="co15" style:family="table-column">
      <style:table-column-properties fo:break-before="auto" style:column-width="132.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91.85mm"/>
    </style:style>
    <style:style style:name="co18" style:family="table-column">
      <style:table-column-properties fo:break-before="auto" style:column-width="116.17mm"/>
    </style:style>
    <style:style style:name="co19" style:family="table-column">
      <style:table-column-properties fo:break-before="auto" style:column-width="100.61mm"/>
    </style:style>
    <style:style style:name="co21" style:family="table-column">
      <style:table-column-properties fo:break-before="auto" style:column-width="25.14mm"/>
    </style:style>
    <style:style style:name="co22" style:family="table-column">
      <style:table-column-properties fo:break-before="auto" style:column-width="11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19"/>
        <table:table-row table:style-name="ro1">
          <table:table-cell table:style-name="ce17" office:value-type="string" calcext:value-type="string">
            <text:p>Telas</text:p>
          </table:table-cell>
          <table:table-cell table:style-name="ce1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sta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Unidades de Ensino</text:p>
          </table:table-cell>
          <table:table-cell table:style-name="ce20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Unidades de Ensino</text:p>
          </table:table-cell>
          <table:table-cell table:style-name="ce21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Missões</text:p>
          </table:table-cell>
          <table:table-cell table:style-name="ce21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Personag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sonagens</text:p>
          </table:table-cell>
          <table:table-cell table:style-name="ce20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Qui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Quiz</text:p>
          </table:table-cell>
          <table:table-cell table:style-name="ce22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Desafio Fin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Desafio Final</text:p>
          </table:table-cell>
          <table:table-cell table:style-name="ce22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artei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arteiras</text:p>
          </table:table-cell>
          <table:table-cell table:style-name="ce20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Estad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stados</text:p>
          </table:table-cell>
          <table:table-cell table:style-name="ce21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Cidades</text:p>
          </table:table-cell>
          <table:table-cell table:style-name="ce21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Cadastro de Cidades</text:p>
          </table:table-cell>
          <table:table-cell table:style-name="ce22" office:value-type="string" calcext:value-type="string">
            <text:p>N/F</text:p>
          </table:table-cell>
        </table:table-row>
      </table:table>
      <table:table table:name="Lista de Usuários" table:style-name="ta1">
        <table:table-column table:style-name="co3" table:default-cell-style-name="Default"/>
        <table:table-column table:style-name="co2" table:default-cell-style-name="ce19"/>
        <table:table-column table:style-name="co2" table:number-columns-repeated="102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  <table:table-cell table:style-name="ce17" table:number-columns-repeated="1021"/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</table:table>
      <table:table table:name="Cadastro de Usuários" table:style-name="ta1">
        <table:table-column table:style-name="co4" table:default-cell-style-name="Default"/>
        <table:table-column table:style-name="co2" table:default-cell-style-name="ce19"/>
        <table:table-column table:style-name="co5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riar Nova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iar e-mail para troca de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Grupos de Usuário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Grupos de Usuários" table:style-name="ta1">
        <table:table-column table:style-name="co6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Permissõe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missões" table:style-name="ta1">
        <table:table-column table:style-name="co6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Aluno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Alunos" table:style-name="ta1">
        <table:table-column table:style-name="co7" table:default-cell-style-name="Default"/>
        <table:table-column table:style-name="co2" table:default-cell-style-name="ce19"/>
        <table:table-column table:style-name="co8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Unidades de Ensino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ce22" office:value-type="string" calcext:value-type="string">
            <text:p>N/F</text:p>
          </table:table-cell>
          <table:table-cell/>
        </table:table-row>
      </table:table>
      <table:table table:name="Cadastro de Unidades de Ensino" table:style-name="ta1">
        <table:table-column table:style-name="co6" table:default-cell-style-name="Default"/>
        <table:table-column table:style-name="co2" table:default-cell-style-name="ce19"/>
        <table:table-column table:style-name="co9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20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20" office:value-type="string" calcext:value-type="string">
            <text:p>N/D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20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20" office:value-type="string" calcext:value-type="string">
            <text:p>N/D</text:p>
          </table:table-cell>
          <table:table-cell/>
        </table:table-row>
      </table:table>
      <table:table table:name="Lista de Eixo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ixos" table:style-name="ta1">
        <table:table-column table:style-name="co10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Missõe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Missões" table:style-name="ta1">
        <table:table-column table:style-name="co11" table:default-cell-style-name="ce24"/>
        <table:table-column table:style-name="co2" table:default-cell-style-name="ce24"/>
        <table:table-column table:style-name="co12" table:default-cell-style-name="ce24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21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21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</table:table>
      <table:table table:name="Lista de Personagen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sonagens" table:style-name="ta1">
        <table:table-column table:style-name="co13" table:default-cell-style-name="Default"/>
        <table:table-column table:style-name="co2" table:default-cell-style-name="ce19"/>
        <table:table-column table:style-name="co14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Na hora de carregar dá um problema na offset 6 no lib\npc na linha 115</text:p>
          </table:table-cell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Quiz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Quiz" table:style-name="ta1">
        <table:table-column table:style-name="co2" table:number-columns-repeated="2" table:default-cell-style-name="ce24"/>
        <table:table-column table:style-name="co15" table:default-cell-style-name="ce24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ga</text:p>
          </table:table-cell>
          <table:table-cell table:style-name="ce21" office:value-type="string" calcext:value-type="string">
            <text:p>Erro</text:p>
          </table:table-cell>
          <table:table-cell table:style-name="Default" office:value-type="string" calcext:value-type="string">
            <text:p>Não existe a função Selecionar da classe lib\pergunta na tela quis na linha 3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22" office:value-type="string" calcext:value-type="string">
            <text:p>N/F</text:p>
          </table:table-cell>
          <table:table-cell table:style-name="Default" office:value-type="string" calcext:value-type="string">
            <text:p>Está errada</text:p>
          </table:table-cell>
        </table:table-row>
      </table:table>
      <table:table table:name="Lista de Desafio Final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Desafio Final" table:style-name="ta1">
        <table:table-column table:style-name="co2" table:number-columns-repeated="3" table:default-cell-style-name="ce24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22" office:value-type="string" calcext:value-type="string">
            <text:p>N/F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22" office:value-type="string" calcext:value-type="string">
            <text:p>N/F</text:p>
          </table:table-cell>
          <table:table-cell table:style-name="Default"/>
        </table:table-row>
      </table:table>
      <table:table table:name="Lista de Roupa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Roupas" table:style-name="ta1">
        <table:table-column table:style-name="co7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arteira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Carteiras" table:style-name="ta1">
        <table:table-column table:style-name="co7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Propriedade bônus não está existe na classe carteira</text:p>
          </table:table-cell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Itens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Itens" table:style-name="ta1">
        <table:table-column table:style-name="co7" table:default-cell-style-name="Default"/>
        <table:table-column table:style-name="co16" table:default-cell-style-name="ce19"/>
        <table:table-column table:style-name="co17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Cabelo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Cabelo" table:style-name="ta1">
        <table:table-column table:style-name="co6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Pele" table:style-name="ta1">
        <table:table-column table:style-name="co3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Pele" table:style-name="ta1">
        <table:table-column table:style-name="co6" table:default-cell-style-name="Default"/>
        <table:table-column table:style-name="co2" table:default-cell-style-name="ce19"/>
        <table:table-column table:style-name="co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Estados" table:style-name="ta1">
        <table:table-column table:style-name="co3" table:default-cell-style-name="Default"/>
        <table:table-column table:style-name="co2" table:default-cell-style-name="ce19"/>
        <table:table-column table:style-name="co18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stados" table:style-name="ta1">
        <table:table-column table:style-name="co6" table:default-cell-style-name="Default"/>
        <table:table-column table:style-name="co2" table:default-cell-style-name="ce24"/>
        <table:table-column table:style-name="co19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4" office:value-type="string" calcext:value-type="string">
            <text:p>Editar</text:p>
          </table:table-cell>
          <table:table-cell/>
          <table:table-cell table:style-name="ce24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20" office:value-type="string" calcext:value-type="string">
            <text:p>N/D</text:p>
          </table:table-cell>
          <table:table-cell/>
        </table:table-row>
        <table:table-row table:style-name="ro1">
          <table:table-cell table:style-name="ce24" office:value-type="string" calcext:value-type="string">
            <text:p>Novo</text:p>
          </table:table-cell>
          <table:table-cell/>
          <table:table-cell table:style-name="ce24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20" office:value-type="string" calcext:value-type="string">
            <text:p>Atenção</text:p>
          </table:table-cell>
          <table:table-cell office:value-type="string" calcext:value-type="string">
            <text:p>Imprime NOVO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table:style-name="ce19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o</text:p>
          </table:table-cell>
          <table:table-cell table:style-name="ce19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21" office:value-type="string" calcext:value-type="string">
            <text:p>Erro</text:p>
          </table:table-cell>
          <table:table-cell office:value-type="string" calcext:value-type="string">
            <text:p>gravarestado não identificou a propriedade sigla na linha 9</text:p>
          </table:table-cell>
        </table:table-row>
      </table:table>
      <table:table table:name="Lista de Cidades" table:style-name="ta1">
        <table:table-column table:style-name="co3" table:default-cell-style-name="Default"/>
        <table:table-column table:style-name="co2" table:default-cell-style-name="ce20"/>
        <table:table-column table:style-name="co22" table:default-cell-style-name="Default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table:style-name="ce23" office:value-type="string" calcext:value-type="string">
            <text:p>Listar Registros</text:p>
          </table:table-cell>
          <table:table-cell table:style-name="ce19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19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Cidades" table:style-name="ta1">
        <table:table-column table:style-name="co21" table:default-cell-style-name="ce24"/>
        <table:table-column table:style-name="co2" table:number-columns-repeated="2" table:default-cell-style-name="ce24"/>
        <table:table-row table:style-name="ro1">
          <table:table-cell table:style-name="ce17" office:value-type="string" calcext:value-type="string">
            <text:p>Teste</text:p>
          </table:table-cell>
          <table:table-cell table:style-name="ce18" office:value-type="string" calcext:value-type="string">
            <text:p>Condição</text:p>
          </table:table-cell>
          <table:table-cell table:style-name="ce17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rar na tela</text:p>
          </table:table-cell>
          <table:table-cell table:style-name="ce20" office:value-type="string" calcext:value-type="string">
            <text:p>N/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22" office:value-type="string" calcext:value-type="string">
            <text:p>N/F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3:25:04.2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9:43.468000000</meta:creation-date>
    <dc:date>2018-04-03T23:25:24.746000000</dc:date>
    <meta:editing-duration>PT7H44M34S</meta:editing-duration>
    <meta:editing-cycles>231</meta:editing-cycles>
    <meta:generator>LibreOffice/5.4.3.2$Windows_X86_64 LibreOffice_project/92a7159f7e4af62137622921e809f8546db437e5</meta:generator>
    <meta:document-statistic meta:table-count="35" meta:cell-count="874" meta:object-count="0"/>
  </office:meta>
</office:document-meta>
</file>